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3a04c" officeooo:paragraph-rsid="000e20db"/>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rsid="0011734b" officeooo:paragraph-rsid="0011734b"/>
    </style:style>
    <style:style style:name="P5" style:family="paragraph" style:parent-style-name="Standard">
      <style:text-properties officeooo:rsid="0005d259" officeooo:paragraph-rsid="000e20db"/>
    </style:style>
    <style:style style:name="P6" style:family="paragraph" style:parent-style-name="Text_20_body">
      <style:text-properties officeooo:rsid="0011734b" officeooo:paragraph-rsid="0011734b"/>
    </style:style>
    <style:style style:name="P7" style:family="paragraph" style:parent-style-name="Text_20_body">
      <style:text-properties officeooo:rsid="0011f489" officeooo:paragraph-rsid="0011f489"/>
    </style:style>
    <style:style style:name="P8" style:family="paragraph" style:parent-style-name="Title">
      <style:text-properties style:font-name="Microsoft Sans Serif" officeooo:rsid="00102715" officeooo:paragraph-rsid="00102715"/>
    </style:style>
    <style:style style:name="T1" style:family="text">
      <style:text-properties officeooo:rsid="00102715"/>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HCI (human computer interaction)</text:p>
      <text:p text:style-name="P2">Rubén Hita Morales</text:p>
      <text:p text:style-name="P2">1<text:span text:style-name="T1">7</text:span>/<text:span text:style-name="T1">10</text:span>/2022</text:p>
      <text:p text:style-name="P2">Versión 1.0</text:p>
      <text:p text:style-name="P5">IES Francisco de Quevedo 2DAM Desarrollo de Interfaces</text:p>
      <text:p text:style-name="P5"/>
      <text:h text:style-name="P4" text:outline-level="1">Indice</text:h>
      <text:p text:style-name="P6"/>
      <text:h text:style-name="P3" text:outline-level="1">Concepto</text:h>
      <text:p text:style-name="Text_20_body">La disciplina <text:span text:style-name="T2">human-computer interaction (HCI en adelante)</text:span> resulta todavía poco conocida en el ámbito de la biblioteconomía y la documentación, tal y como pone de manifiesto el bajo número de referencias bibliográficas existentes acerca de la misma en nuestra área. No queremos decir con esto que no haya un interés por parte de la investigación en documentación sobre los aspectos de interacción, sino más bien que todavía no se está desarrollando de una forma sistematizada. Con este trabajo queremos ofrecer una visión general de la HCI adentrándonos en su concepto y exponiendo sus momentos más representativos que la han llevado a ser lo que hoy conocemos por interacción hombre-máquina. Para introducir brevemente el objeto del trabajo, diremos que la HCI se ocupa de estudiar la creación de productos informáticos que ayuden en la realización de tareas a sus usuarios atendiendo a la facilidad de uso, al tiempo de ejecución, a la evitación de los posibles errores y, en consecuencia, a su satisfacción. Para lograr su objetivo debe abarcar aspectos que forman parte de otras disciplinas. Por un lado los humanos, por otro los tecnológicos, y por último la comunicación entre ambos. Con esto queremos resaltar el carácter interdisciplinar de la HCI, para cuyo estudio se debe recurrir a otras áreas del conocimiento como la psicología cognitiva, la informática, la ingeniería de diseño y la lingüística, entre otras. </text:p>
      <text:p text:style-name="Text_20_body"/>
      <text:p text:style-name="P7">Investig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1T11:57:53.555000000</meta:creation-date>
    <dc:date>2022-10-17T10:24:56.472000000</dc:date>
    <meta:editing-duration>PT44M56S</meta:editing-duration>
    <meta:editing-cycles>5</meta:editing-cycles>
    <meta:generator>LibreOffice/7.4.1.2$Windows_X86_64 LibreOffice_project/3c58a8f3a960df8bc8fd77b461821e42c061c5f0</meta:generator>
    <meta:document-statistic meta:table-count="0" meta:image-count="0" meta:object-count="0" meta:page-count="3" meta:paragraph-count="10" meta:word-count="249" meta:character-count="1577" meta:non-whitespace-character-count="1337"/>
  </office:meta>
</office:document-meta>
</file>